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spects of various software project model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Inducted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SD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</text:p>
          </table:table-cell>
          <table:table-cell office:value-type="string" calcext:value-type="string">
            <text:p>hack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efect classification in security related incident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ercion err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anitization error</text:p>
          </table:table-cell>
          <table:table-cell/>
          <table:table-cell office:value-type="string" calcext:value-type="string">
            <text:p>Inadequate way of doing input sanitization</text:p>
          </table:table-cell>
          <table:table-cell/>
        </table:table-row>
        <table:table-row table:style-name="ro1">
          <table:table-cell table:style-name="ce2" office:value-type="string" calcext:value-type="string">
            <text:p>Sanitization lack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verflow of varia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nvironment err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lips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1:09:26.694931313</meta:creation-date>
    <dc:date>2018-05-19T07:34:56.465732882</dc:date>
    <meta:editing-duration>PT10H5M9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